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38b1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151a66" officeooo:paragraph-rsid="00151a66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officeooo:rsid="00013c88" officeooo:paragraph-rsid="00013c88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51a66"/>
    </style:style>
    <style:style style:name="P10" style:family="paragraph" style:parent-style-name="Standard">
      <style:paragraph-properties fo:text-align="start" style:justify-single-word="false"/>
      <style:text-properties officeooo:paragraph-rsid="000e3ae6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13c88" style:font-size-asian="8.75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013c88"/>
    </style:style>
    <style:style style:name="P14" style:family="paragraph" style:parent-style-name="Standard">
      <style:paragraph-properties fo:text-align="start" style:justify-single-word="false"/>
      <style:text-properties officeooo:paragraph-rsid="00020373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13c88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20373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20373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2b5c1" style:font-size-asian="8.75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2b5c1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02b5c1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0pt" officeooo:rsid="00151a66" officeooo:paragraph-rsid="0002b5c1" style:font-size-asian="8.75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Arial Rounded MT Bold" fo:font-size="10pt" officeooo:rsid="00013c88" officeooo:paragraph-rsid="0002b5c1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2b5c1" style:font-size-asian="8.75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2b5c1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13c88"/>
    </style:style>
    <style:style style:name="T2" style:family="text">
      <style:text-properties fo:color="#c9211e" loext:opacity="100%"/>
    </style:style>
    <style:style style:name="T3" style:family="text">
      <style:text-properties officeooo:rsid="000c6fd5"/>
    </style:style>
    <style:style style:name="T4" style:family="text">
      <style:text-properties officeooo:rsid="0002b5c1"/>
    </style:style>
    <style:style style:name="T5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loext:opacity="100%" officeooo:rsid="00013c88"/>
    </style:style>
    <style:style style:name="T7" style:family="text">
      <style:text-properties fo:color="#c9211e" loext:opacity="100%" fo:font-style="italic" style:font-style-asian="italic" style:font-style-complex="italic"/>
    </style:style>
    <style:style style:name="T8" style:family="text">
      <style:text-properties fo:color="#ffffff" loext:opacity="100%" fo:font-style="italic" officeooo:rsid="0003eafa" style:font-style-asian="italic" style:font-style-complex="italic"/>
    </style:style>
    <style:style style:name="T9" style:family="text">
      <style:text-properties fo:color="#ffffff" loext:opacity="100%" fo:font-style="italic" officeooo:rsid="00013c88" style:font-style-asian="italic" style:font-style-complex="italic"/>
    </style:style>
    <style:style style:name="T10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2" style:family="text">
      <style:text-properties style:font-name="Arial Rounded MT Bold" fo:font-size="10pt" fo:font-style="normal" fo:font-weight="bold" officeooo:rsid="0018743a" style:font-size-asian="8.75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Arial Rounded MT Bold" fo:font-size="10pt" fo:font-style="normal" fo:font-weight="bold" officeooo:rsid="0013366b" style:font-size-asian="8.75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Arial Rounded MT Bold" fo:font-size="10pt" fo:font-style="normal" fo:font-weight="bold" officeooo:rsid="00013c88" style:font-size-asian="8.75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Arial Rounded MT Bold" fo:font-size="10pt" fo:font-style="normal" fo:font-weight="bold" officeooo:rsid="00151a66" style:font-size-asian="8.75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 Rounded MT Bold" fo:font-size="10pt" fo:font-style="normal" fo:font-weight="bold" officeooo:rsid="000e3ae6" style:font-size-asian="8.75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Arial Rounded MT Bold" fo:font-size="10pt" fo:font-style="normal" fo:font-weight="bold" officeooo:rsid="0015d37f" style:font-size-asian="8.75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Arial Rounded MT Bold" fo:font-size="10pt" fo:font-style="normal" fo:font-weight="bold" officeooo:rsid="00147ed3" style:font-size-asian="8.75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Arial Rounded MT Bold" fo:font-size="10pt" fo:font-style="normal" fo:font-weight="bold" officeooo:rsid="0003eafa" style:font-size-asian="8.75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Arial Rounded MT Bold" fo:font-size="10pt" fo:font-style="normal" fo:font-weight="bold" officeooo:rsid="000ee24f" style:font-size-asian="8.75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Arial Rounded MT Bold" fo:font-size="10pt" fo:font-style="normal" fo:font-weight="bold" officeooo:rsid="00175715" style:font-size-asian="8.75pt" style:font-style-asian="normal" style:font-weight-asian="bold" style:font-size-complex="10pt" style:font-style-complex="normal" style:font-weight-complex="bold"/>
    </style:style>
    <style:style style:name="T22" style:family="text">
      <style:text-properties officeooo:rsid="0015d37f"/>
    </style:style>
    <style:style style:name="T23" style:family="text">
      <style:text-properties style:font-name="Arial Rounded MT Bold" fo:font-size="10pt" fo:font-style="normal" fo:font-weight="bold" officeooo:rsid="00020373" style:font-size-asian="8.75pt" style:font-style-asian="normal" style:font-weight-asian="bold" style:font-size-complex="10pt" style:font-style-complex="normal" style:font-weight-complex="bold"/>
    </style:style>
    <style:style style:name="T24" style:family="text">
      <style:text-properties officeooo:rsid="00020373"/>
    </style:style>
    <style:style style:name="T25" style:family="text">
      <style:text-properties fo:color="#ffffff" loext:opacity="100%" officeooo:rsid="0002b5c1"/>
    </style:style>
    <style:style style:name="T26" style:family="text">
      <style:text-properties fo:color="#ffffff" loext:opacity="100%" fo:font-style="italic" officeooo:rsid="0002b5c1" style:font-style-asian="italic" style:font-style-complex="italic"/>
    </style:style>
    <style:style style:name="T27" style:family="text">
      <style:text-properties fo:color="#ffffff" loext:opacity="100%" fo:font-weight="bold" officeooo:rsid="0002b5c1" style:font-weight-asian="bold" style:font-weight-complex="bold"/>
    </style:style>
    <style:style style:name="T28" style:family="text">
      <style:text-properties fo:color="#ffffff" loext:opacity="100%" fo:font-weight="bold" style:font-weight-asian="bold" style:font-weight-complex="bold"/>
    </style:style>
    <style:style style:name="T29" style:family="text">
      <style:text-properties style:font-name="Arial Rounded MT Bold" fo:font-size="10pt" fo:font-style="normal" fo:font-weight="bold" officeooo:rsid="0002b5c1" style:font-size-asian="8.75pt" style:font-style-asian="normal" style:font-weight-asian="bold" style:font-size-complex="1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<text:span text:style-name="T1">PARCIAL 29/11/2024</text:span></text:p>
      <text:p text:style-name="P2"/>
      <text:p text:style-name="P2"/>
      <text:p text:style-name="P3"><text:span text:style-name="T2">Rol de usuario</text:span>: <text:span text:style-name="T1">Empleado de Recursos Humanos</text:span><text:span text:style-name="T3">, </text:span><text:span text:style-name="T4">Personal Contable</text:span></text:p>
      <text:p text:style-name="P3"><text:span text:style-name="T2">HU</text:span>: <text:span text:style-name="T3"><text:s/></text:span><text:span text:style-name="T1">Cargar Empleado</text:span><text:span text:style-name="T3">, </text:span></text:p>
      <text:p text:style-name="P3"/>
      <text:p text:style-name="P3"/>
      <text:p text:style-name="P3"><text:span text:style-name="T5">ID:</text:span><text:span text:style-name="T2"> </text:span><text:span text:style-name="T6">Cargar Empleado</text:span></text:p>
      <text:p text:style-name="P4"><text:span text:style-name="T7">Título: </text:span><text:span text:style-name="T8">Como </text:span><text:span text:style-name="T9">Empleado de Recursos Humanos</text:span><text:span text:style-name="T8"> quiero </text:span><text:span text:style-name="T9">cargar a un nuevo empleado para que pueda trabajar</text:span></text:p>
      <text:p text:style-name="P5"><text:span text:style-name="T10">Reglas de Negocio:</text:span><text:span text:style-name="T11"> <text:s/></text:span></text:p>
      <text:p text:style-name="P6"><text:span text:style-name="T1">No pueda haber dos empleados con el mismo DNI</text:span>.</text:p>
      <text:p text:style-name="P7">Para ingresar a la categoría Mantenimiento, el empleado debe tener entre 18 y 40 años.</text:p>
      <text:p text:style-name="P7">Para ingresar a la categoría Administrativo, el empleado debe tener más de 18 años.</text:p>
      <text:p text:style-name="P7"/>
      <text:p text:style-name="P7"/>
      <text:p text:style-name="P8">Escenario 1: <text:span text:style-name="T1">Carga</text:span> exitos<text:span text:style-name="T1">a para empleado de mantenimiento</text:span></text:p>
      <text:p text:style-name="P9"><text:span text:style-name="T12">Dado </text:span><text:span text:style-name="T13">el </text:span><text:span text:style-name="T14">DNI</text:span><text:span text:style-name="T15"> </text:span><text:span text:style-name="T16">“</text:span><text:span text:style-name="T14">45913234</text:span><text:span text:style-name="T16">” </text:span><text:span text:style-name="T15">no se encuentra registrado en el sistema</text:span><text:span text:style-name="T16"> </text:span><text:span text:style-name="T17">y la edad “21” </text:span><text:span text:style-name="T14">corresponde para la categoría “Mantenimiento” porque se encuentra entre 18 y 40 años.</text:span></text:p>
      <text:p text:style-name="P10"><text:span text:style-name="T12">Cuando </text:span><text:span text:style-name="T18">se ingresa </text:span><text:span text:style-name="T13">el </text:span><text:span text:style-name="T16">nombre “Jonás” </text:span><text:span text:style-name="T19">, </text:span><text:span text:style-name="T16">apellido “Hariyo”, mail “jonashariyo@gmail.com”, </text:span><text:span text:style-name="T17">edad “21”</text:span><text:span text:style-name="T20">, </text:span><text:span text:style-name="T14">DNI “45913234”, área “Gerencia”, categoría “Mantenimiento”, oficina “2” </text:span><text:span text:style-name="T20"><text:s/></text:span><text:span text:style-name="T21">y se presiona “</text:span><text:span text:style-name="T14">Cargar Empleado</text:span><text:span text:style-name="T21">”</text:span></text:p>
      <text:p text:style-name="P11">Entonces el sistema <text:span text:style-name="T22">informa que se registró el </text:span><text:span text:style-name="T1">nuevo</text:span><text:span text:style-name="T22"> </text:span><text:span text:style-name="T1">empleado y envía un mail de bienvenida al nuevo empleado con un código de empleado aleatoriamente.</text:span></text:p>
      <text:p text:style-name="P11"/>
      <text:p text:style-name="P12">Escenario <text:span text:style-name="T1">2</text:span>: <text:span text:style-name="T1">Carga</text:span> exitos<text:span text:style-name="T1">a para empleado de administración</text:span></text:p>
      <text:p text:style-name="P13"><text:span text:style-name="T12">Dado </text:span><text:span text:style-name="T13">el </text:span><text:span text:style-name="T14">DNI</text:span><text:span text:style-name="T16">“</text:span><text:span text:style-name="T14">45913234</text:span><text:span text:style-name="T16">” </text:span><text:span text:style-name="T15">no se encuentra registrado en el sistema</text:span><text:span text:style-name="T16"> </text:span><text:span text:style-name="T17">y la edad “</text:span><text:span text:style-name="T14">50</text:span><text:span text:style-name="T17">” </text:span><text:span text:style-name="T14">corresponde para la categoría “Mantenimiento” porque es mayor de 18</text:span></text:p>
      <text:p text:style-name="P14"><text:span text:style-name="T12">Cuando </text:span><text:span text:style-name="T18">se ingresa </text:span><text:span text:style-name="T13">el </text:span><text:span text:style-name="T16">nombre “Jonás” </text:span><text:span text:style-name="T19">, </text:span><text:span text:style-name="T16">apellido “Hariyo”, mail “jonashariyo@gmail.com”, </text:span><text:span text:style-name="T17">edad “</text:span><text:span text:style-name="T23">50</text:span><text:span text:style-name="T17">”</text:span><text:span text:style-name="T20">, </text:span><text:span text:style-name="T14">DNI “45913234”, área “</text:span><text:span text:style-name="T23">Supervisor</text:span><text:span text:style-name="T14">”, categoría “</text:span><text:span text:style-name="T23">Administración</text:span><text:span text:style-name="T14">”, oficina “2” </text:span><text:span text:style-name="T20"><text:s/></text:span><text:span text:style-name="T21">y se presiona “</text:span><text:span text:style-name="T14">Cargar Empleado</text:span><text:span text:style-name="T21">”</text:span></text:p>
      <text:p text:style-name="P15">Entonces el sistema <text:span text:style-name="T22">informa que se registró el </text:span><text:span text:style-name="T1">nuevo</text:span><text:span text:style-name="T22"> </text:span><text:span text:style-name="T1">empleado y envía un mail de bienvenida al nuevo empleado con un código de empleado.</text:span></text:p>
      <text:p text:style-name="P15"/>
      <text:p text:style-name="P16">Escenario <text:span text:style-name="T24">3</text:span>: <text:span text:style-name="T1">Carga</text:span> <text:span text:style-name="T24">fallida</text:span><text:span text:style-name="T1"> para empleado de </text:span><text:span text:style-name="T24">mantenimiento con edad fuera de rango</text:span></text:p>
      <text:p text:style-name="P14"><text:span text:style-name="T12">Dado </text:span><text:span text:style-name="T13">el </text:span><text:span text:style-name="T14">DNI</text:span><text:span text:style-name="T16">“</text:span><text:span text:style-name="T14">45913234</text:span><text:span text:style-name="T16">” </text:span><text:span text:style-name="T15">no se encuentra registrado en el sistema</text:span><text:span text:style-name="T16"> </text:span><text:span text:style-name="T17">y la edad “</text:span><text:span text:style-name="T14">5</text:span><text:span text:style-name="T23">8</text:span><text:span text:style-name="T17">” </text:span><text:span text:style-name="T23">no corresponde</text:span><text:span text:style-name="T14"> para la categoría “Mantenimiento” porque </text:span><text:span text:style-name="T23">se encuentra fuera del rango 18 y 40.</text:span></text:p>
      <text:p text:style-name="P14"><text:span text:style-name="T12">Cuando </text:span><text:span text:style-name="T18">se ingresa </text:span><text:span text:style-name="T13">el </text:span><text:span text:style-name="T16">nombre “Jonás” </text:span><text:span text:style-name="T19">, </text:span><text:span text:style-name="T16">apellido “Hariyo”, mail “jonashariyo@gmail.com”, </text:span><text:span text:style-name="T17">edad “</text:span><text:span text:style-name="T23">58</text:span><text:span text:style-name="T17">”</text:span><text:span text:style-name="T20">, </text:span><text:span text:style-name="T14">DNI “45913234”, área “</text:span><text:span text:style-name="T23">Gerencia</text:span><text:span text:style-name="T14">”, categoría “Mantenimiento”, oficina “2” </text:span><text:span text:style-name="T20"><text:s/></text:span><text:span text:style-name="T21">y se presiona “</text:span><text:span text:style-name="T14">Cargar Empleado</text:span><text:span text:style-name="T21">”</text:span></text:p>
      <text:p text:style-name="P17">Entonces el sistema <text:span text:style-name="T22">informa </text:span><text:span text:style-name="T24">un error porque la edad del empleado está fuera del rango establecido para la categoría seleccionada.</text:span></text:p>
      <text:p text:style-name="P17"/>
      <text:p text:style-name="P16">Escenario <text:span text:style-name="T24">4</text:span>: <text:span text:style-name="T1">Carga</text:span> <text:span text:style-name="T24">fallida</text:span><text:span text:style-name="T1"> para empleado de </text:span><text:span text:style-name="T24">administración con edad fuera de rango</text:span></text:p>
      <text:p text:style-name="P14"><text:span text:style-name="T12">Dado </text:span><text:span text:style-name="T13">el </text:span><text:span text:style-name="T14">DNI </text:span><text:span text:style-name="T16">“</text:span><text:span text:style-name="T14">45913234</text:span><text:span text:style-name="T16">” </text:span><text:span text:style-name="T15">no se encuentra registrado en el sistema</text:span><text:span text:style-name="T16"> </text:span><text:span text:style-name="T17">y la edad “</text:span><text:span text:style-name="T23">16</text:span><text:span text:style-name="T17">” </text:span><text:span text:style-name="T23">no corresponde</text:span><text:span text:style-name="T14"> para la categoría “</text:span><text:span text:style-name="T23">Administración</text:span><text:span text:style-name="T14">” porque </text:span><text:span text:style-name="T23">es menor de 18 años.</text:span></text:p>
      <text:p text:style-name="P14"><text:span text:style-name="T12">Cuando </text:span><text:span text:style-name="T18">se ingresa </text:span><text:span text:style-name="T13">el </text:span><text:span text:style-name="T16">nombre “Jonás” </text:span><text:span text:style-name="T19">, </text:span><text:span text:style-name="T16">apellido “Hariyo”, mail “jonashariyo@gmail.com”, </text:span><text:span text:style-name="T17">edad “</text:span><text:span text:style-name="T23">16</text:span><text:span text:style-name="T17">”</text:span><text:span text:style-name="T20">, </text:span><text:span text:style-name="T14">DNI “45913234”, área “</text:span><text:span text:style-name="T23">Gerencia</text:span><text:span text:style-name="T14">”, categoría “Mantenimiento”, oficina “2” </text:span><text:span text:style-name="T20"><text:s/></text:span><text:span text:style-name="T21">y se presiona “</text:span><text:span text:style-name="T14">Cargar Empleado</text:span><text:span text:style-name="T21">”</text:span></text:p>
      <text:p text:style-name="P17">Entonces el sistema <text:span text:style-name="T22">informa </text:span><text:span text:style-name="T24">un error porque la edad del empleado está fuera del rango establecido para la categoría seleccionada.</text:span></text:p>
      <text:p text:style-name="P15"/>
      <text:p text:style-name="P16">Escenario <text:span text:style-name="T24">5</text:span>: <text:span text:style-name="T1">Carga</text:span> <text:span text:style-name="T24">fallida</text:span><text:span text:style-name="T1"> </text:span><text:span text:style-name="T24">por DNI repetido</text:span></text:p>
      <text:p text:style-name="P14"><text:span text:style-name="T12">Dado </text:span><text:span text:style-name="T13">el </text:span><text:span text:style-name="T14">DNI </text:span><text:span text:style-name="T16">“</text:span><text:span text:style-name="T14">4</text:span><text:span text:style-name="T23">6738312</text:span><text:span text:style-name="T16">” </text:span><text:span text:style-name="T23">ya se encuentra registrado en el sistema.</text:span></text:p>
      <text:p text:style-name="P14"><text:span text:style-name="T12">Cuando </text:span><text:span text:style-name="T18">se ingresa </text:span><text:span text:style-name="T13">el </text:span><text:span text:style-name="T16">nombre “Jonás” </text:span><text:span text:style-name="T19">, </text:span><text:span text:style-name="T16">apellido “Hariyo”, mail “jonashariyo@gmail.com”, </text:span><text:span text:style-name="T17">edad “</text:span><text:span text:style-name="T23">20</text:span><text:span text:style-name="T17">”</text:span><text:span text:style-name="T20">, </text:span><text:span text:style-name="T14">DNI “4</text:span><text:span text:style-name="T23">6738312</text:span><text:span text:style-name="T14">”, área “</text:span><text:span text:style-name="T23">Gerencia</text:span><text:span text:style-name="T14">”, categoría “Mantenimiento”, oficina “2” </text:span><text:span text:style-name="T20"><text:s/></text:span><text:span text:style-name="T21">y se presiona “</text:span><text:span text:style-name="T14">Cargar Empleado</text:span><text:span text:style-name="T21">”</text:span></text:p>
      <text:p text:style-name="P17">Entonces el sistema <text:span text:style-name="T22">informa </text:span><text:span text:style-name="T24">un error porque el DNI ya se encuentra registrado en el sistema.</text:span></text:p>
      <text:p text:style-name="P17"/>
      <text:p text:style-name="P17"/>
      <text:p text:style-name="P17"/>
      <text:p text:style-name="P17"><text:soft-page-break/></text:p>
      <text:p text:style-name="P17"/>
      <text:p text:style-name="P18"><text:span text:style-name="T5">ID:</text:span><text:span text:style-name="T2"> </text:span><text:span text:style-name="T25">Liquidar Indemnización</text:span></text:p>
      <text:p text:style-name="P19"><text:span text:style-name="T7">Título: </text:span><text:span text:style-name="T8">Como </text:span><text:span text:style-name="T26">Personal Contable</text:span><text:span text:style-name="T9"> </text:span><text:span text:style-name="T26">quiero liquidar la indemnización de un empleado para que esté bien</text:span></text:p>
      <text:p text:style-name="P20"><text:span text:style-name="T10">Reglas de Negocio:</text:span><text:span text:style-name="T11"> <text:s/></text:span></text:p>
      <text:p text:style-name="P21"><text:span text:style-name="T27">Solo se liquida la indemnización a empleados con más de un año de antigüedad y por montos menores a los $10.000.000</text:span><text:span text:style-name="T28">.</text:span></text:p>
      <text:p text:style-name="P22"/>
      <text:p text:style-name="P23">Escenario 1: <text:span text:style-name="T4">Liquidación</text:span> exitos<text:span text:style-name="T1">a</text:span></text:p>
      <text:p text:style-name="P20"><text:span text:style-name="T12">Dado </text:span><text:span text:style-name="T13">el </text:span><text:span text:style-name="T14">DNI</text:span><text:span text:style-name="T15"> </text:span><text:span text:style-name="T16">“</text:span><text:span text:style-name="T14">45913234</text:span><text:span text:style-name="T16">” </text:span><text:span text:style-name="T29">corresponde <text:s/>a un empleado de la empresa</text:span><text:span text:style-name="T17">, </text:span><text:span text:style-name="T29">que tiene “10” años de antigüedad y el monto indemnizatorio es “$5.000.0000” que es menor de $10.000.000</text:span></text:p>
      <text:p text:style-name="P20"><text:span text:style-name="T12">Cuando </text:span><text:span text:style-name="T18">se ingresa </text:span><text:span text:style-name="T13">el </text:span><text:span text:style-name="T29">DNI</text:span><text:span text:style-name="T16"> “</text:span><text:span text:style-name="T14">45913234</text:span><text:span text:style-name="T16">” </text:span><text:span text:style-name="T19">, </text:span><text:span text:style-name="T29">motivo “Desconocido”, monto “$5.000.000” y se presiona “Liquidar Indemnización”</text:span></text:p>
      <text:p text:style-name="P24">Entonces el sistema <text:span text:style-name="T22">informa que se registró </text:span><text:span text:style-name="T4">la baja del empleado </text:span><text:span text:style-name="T1">y envía un mail de </text:span><text:span text:style-name="T4">despido</text:span><text:span text:style-name="T1"> </text:span><text:span text:style-name="T4">con el monto indemnizatorio y el motivo.</text:span></text:p>
      <text:p text:style-name="P24"/>
      <text:p text:style-name="P23">Escenario <text:span text:style-name="T4">2</text:span>: <text:span text:style-name="T4">Liquidación</text:span> <text:span text:style-name="T4">fallida por DNI inexistente</text:span></text:p>
      <text:p text:style-name="P20"><text:span text:style-name="T12">Dado </text:span><text:span text:style-name="T13">el </text:span><text:span text:style-name="T14">DNI</text:span><text:span text:style-name="T15"> </text:span><text:span text:style-name="T16">“</text:span><text:span text:style-name="T29">999999999</text:span><text:span text:style-name="T16">” </text:span><text:span text:style-name="T29">no corresponde <text:s/>a un empleado de la empresa</text:span></text:p>
      <text:p text:style-name="P20"><text:span text:style-name="T12">Cuando </text:span><text:span text:style-name="T18">se ingresa </text:span><text:span text:style-name="T13">el </text:span><text:span text:style-name="T29">DNI</text:span><text:span text:style-name="T16"> “</text:span><text:span text:style-name="T29">999999999</text:span><text:span text:style-name="T16">” </text:span><text:span text:style-name="T19">, </text:span><text:span text:style-name="T29">motivo “Desconocido”, monto “$2.000.000” y se presiona “Liquidar Indemnización”</text:span></text:p>
      <text:p text:style-name="P24">Entonces el sistema <text:span text:style-name="T22">informa que </text:span><text:span text:style-name="T4">no fue posible la indemnización porque el DNI no corresponde a un empleado de la empresa.</text:span></text:p>
      <text:p text:style-name="P24"/>
      <text:p text:style-name="P23">Escenario <text:span text:style-name="T4">3</text:span>: <text:span text:style-name="T4">Liquidación</text:span> <text:span text:style-name="T4">fallida por falta de años de antiguedad</text:span></text:p>
      <text:p text:style-name="P20"><text:span text:style-name="T12">Dado </text:span><text:span text:style-name="T13">el </text:span><text:span text:style-name="T14">DNI</text:span><text:span text:style-name="T15"> </text:span><text:span text:style-name="T16">“</text:span><text:span text:style-name="T29">46738312</text:span><text:span text:style-name="T16">” </text:span><text:span text:style-name="T29"><text:s/>corresponde <text:s/>a un empleado de la empresa, tiene “6 meses” de antigüedad que es menor a lo permitido y monto “$2.000.000”</text:span></text:p>
      <text:p text:style-name="P20"><text:span text:style-name="T12">Cuando </text:span><text:span text:style-name="T18">se ingresa </text:span><text:span text:style-name="T13">el </text:span><text:span text:style-name="T29">DNI</text:span><text:span text:style-name="T16"> “</text:span><text:span text:style-name="T29">46738312</text:span><text:span text:style-name="T16">” </text:span><text:span text:style-name="T19">, </text:span><text:span text:style-name="T29">motivo “Desconocido”, monto “$2.000.000” y se presiona “Liquidar Indemnización”</text:span></text:p>
      <text:p text:style-name="P24">Entonces el sistema <text:span text:style-name="T22">informa que </text:span><text:span text:style-name="T4">no fue posible la indemnización porque el empleado ingresado no tiene la suficiente antigüedad para indemnizarlo.</text:span></text:p>
      <text:p text:style-name="P24"/>
      <text:p text:style-name="P23">Escenario <text:span text:style-name="T4">4</text:span>: <text:span text:style-name="T4">Liquidación</text:span> <text:span text:style-name="T4">fallida por monto superior a $10.000.000</text:span></text:p>
      <text:p text:style-name="P20"><text:span text:style-name="T12">Dado </text:span><text:span text:style-name="T13">el </text:span><text:span text:style-name="T14">DNI</text:span><text:span text:style-name="T15"> </text:span><text:span text:style-name="T16">“</text:span><text:span text:style-name="T29">46738312</text:span><text:span text:style-name="T16">” </text:span><text:span text:style-name="T29"><text:s/>corresponde <text:s/>a un empleado de la empresa, tiene “2” años de antigüedad y monto “$20.000.000”</text:span></text:p>
      <text:p text:style-name="P20"><text:span text:style-name="T12">Cuando </text:span><text:span text:style-name="T18">se ingresa </text:span><text:span text:style-name="T13">el </text:span><text:span text:style-name="T29">DNI</text:span><text:span text:style-name="T16"> “</text:span><text:span text:style-name="T29">46738312</text:span><text:span text:style-name="T16">” </text:span><text:span text:style-name="T19">, </text:span><text:span text:style-name="T29">motivo “Desconocido”, monto “$20.000.000” y se presiona “Liquidar Indemnización”</text:span></text:p>
      <text:p text:style-name="P24">Entonces el sistema <text:span text:style-name="T22">informa que </text:span><text:span text:style-name="T4">no fue posible la indemnización porque el monto ingresado supera el monto permiti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3:58:07.052876900</meta:creation-date>
    <dc:date>2025-09-30T14:48:13.696488100</dc:date>
    <meta:editing-duration>PT13M41S</meta:editing-duration>
    <meta:editing-cycles>1</meta:editing-cycles>
    <meta:document-statistic meta:table-count="0" meta:image-count="0" meta:object-count="0" meta:page-count="2" meta:paragraph-count="49" meta:word-count="782" meta:character-count="5084" meta:non-whitespace-character-count="4333"/>
    <meta:generator>LibreOffice/25.2.5.2$Windows_X86_64 LibreOffice_project/03d19516eb2e1dd5d4ccd751a0d6f35f35e08022</meta:generator>
  </office:meta>
</office:document-meta>
</file>